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Hex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Hex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Hex.equals( Object 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exBinaryDV.getAllowedFac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xBinaryDV.getDataLength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ex.XHex(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xBinaryDV.getActualValue( String content , Valida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